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6.05cm" fo:min-width="2.9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0.45cm" fo:min-width="1.6cm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fo:min-height="0.45cm" fo:min-width="1.6cm"/>
    </style:style>
    <style:style style:name="gr4" style:family="graphic" style:parent-style-name="standard">
      <style:graphic-properties draw:fill-color="#ff420e" draw:textarea-horizontal-align="justify" draw:textarea-vertical-align="middle" draw:auto-grow-height="false" fo:min-height="0.45cm" fo:min-width="0.7cm"/>
    </style:style>
    <style:style style:name="gr5" style:family="graphic" style:parent-style-name="standard">
      <style:graphic-properties draw:fill-color="#009999" draw:textarea-horizontal-align="justify" draw:textarea-vertical-align="middle" draw:auto-grow-height="false" fo:min-height="0.45cm" fo:min-width="1.6cm"/>
    </style:style>
    <style:style style:name="gr6" style:family="graphic" style:parent-style-name="standard">
      <style:graphic-properties draw:textarea-horizontal-align="justify" draw:textarea-vertical-align="middle" draw:auto-grow-height="false" fo:min-height="1.826cm" fo:min-width="1.576cm"/>
    </style:style>
    <style:style style:name="gr7" style:family="graphic" style:parent-style-name="standard">
      <style:graphic-properties draw:fill-color="#99ff99" draw:textarea-horizontal-align="justify" draw:textarea-vertical-align="middle" draw:auto-grow-height="false" fo:min-height="1.285cm" fo:min-width="1.235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95cm" fo:min-width="10.4cm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0.022cm" fo:min-width="0cm"/>
    </style:style>
    <style:style style:name="gr10" style:family="graphic" style:parent-style-name="standard">
      <style:graphic-properties draw:fill-color="#aecf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5.14cm" fo:min-width="2.37cm"/>
    </style:style>
    <style:style style:name="gr13" style:family="graphic" style:parent-style-name="standard">
      <style:graphic-properties draw:fill-color="#ff420e" draw:textarea-horizontal-align="justify" draw:textarea-vertical-align="middle" draw:auto-grow-height="false" fo:min-height="0.45cm" fo:min-width="1.464cm"/>
    </style:style>
    <style:style style:name="gr14" style:family="graphic" style:parent-style-name="objectwithoutfill">
      <style:graphic-properties svg:stroke-width="0.1cm" svg:stroke-color="#ff3300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52cm"/>
    </style:style>
    <style:style style:name="gr17" style:family="graphic" style:parent-style-name="standard">
      <style:graphic-properties draw:textarea-horizontal-align="justify" draw:textarea-vertical-align="middle" draw:auto-grow-height="false" fo:min-height="0.19cm" fo:min-width="0.0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cm"/>
    </style:style>
    <style:style style:name="gr20" style:family="graphic" style:parent-style-name="standard">
      <style:graphic-properties draw:textarea-horizontal-align="justify" draw:textarea-vertical-align="middle" draw:auto-grow-height="false" fo:min-height="0.19cm" fo:min-width="0cm"/>
    </style:style>
    <style:style style:name="gr21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6.135cm"/>
    </style:style>
    <style:style style:name="gr23" style:family="graphic" style:parent-style-name="standard">
      <style:graphic-properties draw:textarea-horizontal-align="justify" draw:textarea-vertical-align="middle" draw:auto-grow-height="false" fo:min-height="1.826cm" fo:min-width="2.175cm"/>
    </style:style>
    <style:style style:name="gr24" style:family="graphic" style:parent-style-name="standard">
      <style:graphic-properties draw:fill-color="#99ff99" draw:textarea-horizontal-align="justify" draw:textarea-vertical-align="middle" draw:auto-grow-height="false" fo:min-height="1.285cm" fo:min-width="1.834cm"/>
    </style:style>
    <style:style style:name="gr25" style:family="graphic" style:parent-style-name="objectwithoutfill">
      <style:graphic-properties svg:stroke-width="0.1cm" svg:stroke-color="#0000a8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-color="#0000ff" draw:textarea-horizontal-align="justify" draw:textarea-vertical-align="middle" draw:auto-grow-height="false" fo:min-height="0.45cm" fo:min-width="0.7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1.467cm" fo:min-width="2.496cm"/>
    </style:style>
    <style:style style:name="gr28" style:family="graphic" style:parent-style-name="objectwithoutfill">
      <style:graphic-properties svg:stroke-width="0.1cm" svg:stroke-color="#dfdf01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2bd27e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a8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cm" fo:min-width="0.082cm"/>
    </style:style>
    <style:style style:name="gr32" style:family="graphic" style:parent-style-name="objectwithoutfill">
      <style:graphic-properties svg:stroke-width="0.1cm" svg:stroke-color="#a80000" draw:marker-start-width="0.5cm" draw:marker-end="" draw:marker-end-width="0.3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ffd320"/>
      <style:paragraph-properties fo:text-align="center"/>
    </style:style>
    <style:style style:name="P5" style:family="paragraph">
      <loext:graphic-properties draw:fill-color="#ff420e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009999"/>
      <style:paragraph-properties fo:text-align="center"/>
    </style:style>
    <style:style style:name="P7" style:family="paragraph">
      <loext:graphic-properties draw:fill-color="#99ff99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-color="#cccccc"/>
      <style:paragraph-properties fo:text-align="center"/>
      <style:text-properties style:font-name="Liberation Mono2" fo:font-size="12pt" style:font-size-asian="18pt" style:font-size-complex="18pt"/>
    </style:style>
    <style:style style:name="P9" style:family="paragraph">
      <loext:graphic-properties draw:fill-color="#aecf00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none" draw:fill-color="#ffffff"/>
      <style:text-properties fo:font-size="12pt" style:font-size-asian="18pt" style:font-size-complex="18pt"/>
    </style:style>
    <style:style style:name="P17" style:family="paragraph">
      <loext:graphic-properties draw:fill-color="#0000ff"/>
      <style:paragraph-properties fo:text-align="center"/>
      <style:text-properties fo:color="#ffffff" fo:font-size="12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style:font-name="Liberation Mono2" fo:font-size="12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6.3cm" svg:x="11.3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2.1cm" svg:height="0.7cm" svg:x="11.1cm" svg:y="9.15cm">
          <text:p text:style-name="P2"><text:span text:style-name="T1">ACQ4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cm" svg:height="0.7cm" svg:x="11.1cm" svg:y="10cm">
          <text:p text:style-name="P2"><text:span text:style-name="T1">ACQ4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cm" svg:height="0.7cm" svg:x="11.1cm" svg:y="10.85cm">
          <text:p text:style-name="P2"><text:span text:style-name="T1">ACQ4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cm" svg:height="0.7cm" svg:x="11.1cm" svg:y="11.7cm">
          <text:p text:style-name="P2"><text:span text:style-name="T1">ACQ4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1cm" svg:height="0.7cm" svg:x="11.1cm" svg:y="13.4cm">
          <text:p text:style-name="P2"><text:span text:style-name="T1">DIO4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1.2cm" svg:height="0.7cm" svg:x="13.7cm" svg:y="12.2cm">
          <text:p text:style-name="P2"><text:span text:style-name="T2">SF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4cm" svg:height="6.3cm" svg:x="11.3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2.1cm" svg:height="0.7cm" svg:x="11.1cm" svg:y="12.5cm">
          <text:p text:style-name="P2"><text:span text:style-name="T1">AO4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9" draw:id="id9" draw:layer="layout" svg:width="2.1cm" svg:height="0.7cm" svg:x="11.1cm" svg:y="20.25cm">
          <text:p text:style-name="P2">AO4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1.2cm" svg:height="0.7cm" svg:x="13.7cm" svg:y="19.9cm">
          <text:p text:style-name="P2"><text:span text:style-name="T2">SF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3cm" svg:height="2.3cm" svg:x="3.6cm" svg:y="1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899cm" svg:height="1.699cm" svg:x="3.801cm" svg:y="18.3cm">
          <text:p text:style-name="P2"><text:span text:style-name="T3">Signal </text:span></text:p>
          <text:p text:style-name="P2"><text:span text:style-name="T3">Genera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3" draw:id="id13" draw:layer="layout" svg:width="10.9cm" svg:height="1.2cm" svg:x="5.5cm" svg:y="5.5cm">
          <text:p text:style-name="P2"><text:span text:style-name="T4">BNC PANEL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" draw:id="id6" draw:layer="layout" svg:width="0.4cm" svg:height="0.3cm" svg:x="6.2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8" draw:id="id8" draw:layer="layout" svg:width="0.4cm" svg:height="0.3cm" svg:x="6.5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0" draw:id="id10" draw:layer="layout" svg:width="0.4cm" svg:height="0.3cm" svg:x="6.8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7.1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7.4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7.7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8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8.3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8.6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8.9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9.2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9.5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9.8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0.1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0.4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0.7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1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1.3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1.6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1.9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2.2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2.5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2.8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3.1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3.4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3.7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4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4.3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4.6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4.9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5.2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5.5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svg:x="15.8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2" draw:id="id12" draw:layer="layout" svg:width="10.9cm" svg:height="1.2cm" draw:transform="rotate (-0.000349065850398201) translate (0.2cm 15.596cm)">
          <text:p text:style-name="P2"><text:span text:style-name="T4">BNC PANEL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0.1cm" svg:height="0.001cm" draw:transform="rotate (-0.000349065850398201) translate (0.699cm 16.2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7" draw:id="id7" draw:layer="layout" svg:width="0.4cm" svg:height="0.3cm" draw:transform="rotate (-0.000349065850398201) translate (0.799cm 16.0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1.1cm 16.0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1.4cm 16.0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1.7cm 16.0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2cm 16.0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2.3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2.6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2.9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3.2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3.5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3.8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4.1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4.399cm 16.0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4.699cm 16.0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4.999cm 16.0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5.299cm 16.0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5.599cm 16.0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5.899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6.199cm 16.0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6.499cm 16.09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6.8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7.1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7.4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7.7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8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8.299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8.6cm 16.0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8.9cm 16.0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9.2cm 16.0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9.5cm 16.0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9.8cm 16.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4cm" svg:height="0.3cm" draw:transform="rotate (-0.000349065850398201) translate (10.1cm 16.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4cm" svg:height="0.4cm" svg:x="4.5cm" svg:y="2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0.4cm" svg:height="0.4cm" svg:x="5.2cm" svg:y="2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xml:id="id5" draw:id="id5" draw:layer="layout" svg:width="0.4cm" svg:height="0.4cm" svg:x="3.9cm" svg:y="2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3.18cm" svg:height="5.7cm" svg:x="16.82cm" svg:y="14.1cm">
          <text:p text:style-name="P2">HOS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4" draw:id="id4" draw:layer="layout" svg:width="1.964cm" svg:height="0.7cm" svg:x="16.6cm" svg:y="15.1cm">
          <text:p text:style-name="P2"><text:span text:style-name="T2">SFP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2" draw:id="id2" draw:layer="layout" svg:width="1.964cm" svg:height="0.7cm" svg:x="16.6cm" svg:y="14.435cm">
          <text:p text:style-name="P2"><text:span text:style-name="T2">SF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svg:x1="14.9cm" svg:y1="12.55cm" svg:x2="16.6cm" svg:y2="14.785cm" draw:start-shape="id1" draw:end-shape="id2" svg:d="M14900 12550h850v2235h850" svg:viewBox="0 0 1701 2236">
          <text:p/>
        </draw:connector>
        <draw:connector draw:style-name="gr14" draw:text-style-name="P11" draw:layer="layout" svg:x1="14.9cm" svg:y1="20.25cm" svg:x2="16.6cm" svg:y2="15.45cm" draw:start-shape="id3" draw:start-glue-point="1" draw:end-shape="id4" draw:end-glue-point="3" svg:d="M14900 20250h850v-4800h850" svg:viewBox="0 0 1701 4801">
          <text:p/>
        </draw:connector>
        <draw:frame draw:style-name="gr15" draw:text-style-name="P12" draw:layer="layout" svg:width="2.157cm" svg:height="1.199cm" svg:x="13.2cm" svg:y="8.5cm">
          <draw:text-box>
            <text:p><text:span text:style-name="T5">Local</text:span></text:p>
            <text:p><text:span text:style-name="T5">AI+AO</text:span></text:p>
          </draw:text-box>
        </draw:frame>
        <draw:frame draw:style-name="gr15" draw:text-style-name="P13" draw:layer="layout" svg:width="2.157cm" svg:height="1.199cm" svg:x="13cm" svg:y="16.1cm">
          <draw:text-box>
            <text:p><text:span text:style-name="T5">Remote </text:span></text:p>
            <text:p><text:span text:style-name="T5">AO</text:span></text:p>
          </draw:text-box>
        </draw:frame>
        <draw:frame draw:style-name="gr16" draw:text-style-name="P14" draw:layer="layout" svg:width="16.352cm" svg:height="1.673cm" svg:x="2.3cm" svg:y="1cm">
          <draw:text-box>
            <text:p/>
            <text:p>LLC system latency measurement configuration diagram</text:p>
          </draw:text-box>
        </draw:frame>
        <draw:custom-shape draw:style-name="gr17" draw:text-style-name="P15" draw:layer="layout" svg:width="0.8cm" svg:height="0.7cm" svg:x="4.3cm" svg:y="20.7cm">
          <text:p text:style-name="P2"><text:span text:style-name="T2">1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5" draw:layer="layout" svg:width="0.8cm" svg:height="0.7cm" svg:x="9.6cm" svg:y="8.4cm">
          <text:p text:style-name="P2"><text:span text:style-name="T2">2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5" draw:layer="layout" svg:width="0.8cm" svg:height="0.7cm" svg:x="1.3cm" svg:y="2.7cm">
          <text:p text:style-name="P2"><text:span text:style-name="T2">1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5" draw:layer="layout" svg:width="0.8cm" svg:height="0.7cm" svg:x="1.3cm" svg:y="3.5cm">
          <text:p text:style-name="P2"><text:span text:style-name="T2">2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8" draw:text-style-name="P16" draw:layer="layout" svg:width="5.891cm" svg:height="0.725cm" svg:x="2.365cm" svg:y="2.7cm">
          <draw:text-box>
            <text:p><text:span text:style-name="T2">Test signal into AI channel 1.</text:span></text:p>
          </draw:text-box>
        </draw:frame>
        <draw:custom-shape draw:style-name="gr17" draw:text-style-name="P15" draw:layer="layout" svg:width="0.8cm" svg:height="0.7cm" svg:x="1.3cm" svg:y="4.3cm">
          <text:p text:style-name="P2"><text:span text:style-name="T2">3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9" draw:text-style-name="P16" draw:layer="layout" svg:width="7.8cm" svg:height="0.725cm" svg:x="2.441cm" svg:y="4.275cm">
          <draw:text-box>
            <text:p><text:span text:style-name="T2">Host system with AFHBA404.</text:span></text:p>
          </draw:text-box>
        </draw:frame>
        <draw:custom-shape draw:style-name="gr20" draw:text-style-name="P15" draw:layer="layout" svg:width="0.748cm" svg:height="0.7cm" svg:x="18.971cm" svg:y="15.4cm">
          <text:p text:style-name="P2"><text:span text:style-name="T2">3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1" draw:text-style-name="P11" draw:layer="layout" svg:x1="3.9cm" svg:y1="20.3cm" svg:x2="6.2cm" svg:y2="6.25cm" draw:start-shape="id5" draw:start-glue-point="6" draw:end-shape="id6" draw:end-glue-point="3" svg:d="M3900 20300h-501v-14050h2801" svg:viewBox="0 0 2802 14051">
          <text:p/>
        </draw:connector>
        <draw:connector draw:style-name="gr21" draw:text-style-name="P11" draw:layer="layout" draw:line-skew="-3.382cm" svg:x1="0.999cm" svg:y1="16.097cm" svg:x2="6.7cm" svg:y2="6.4cm" draw:start-shape="id7" draw:start-glue-point="0" draw:end-shape="id8" draw:end-glue-point="2" svg:d="M999 16097v-8230h5701v-1467" svg:viewBox="0 0 5702 9698">
          <text:p/>
        </draw:connector>
        <draw:connector draw:style-name="gr21" draw:text-style-name="P11" draw:layer="layout" svg:x1="11.1cm" svg:y1="20.6cm" svg:x2="7cm" svg:y2="6.4cm" draw:start-shape="id9" draw:start-glue-point="3" draw:end-shape="id10" draw:end-glue-point="2" svg:d="M11100 20600h-4100v-14200" svg:viewBox="0 0 4101 14201">
          <text:p/>
        </draw:connector>
        <draw:connector draw:style-name="gr21" draw:text-style-name="P11" draw:layer="layout" svg:x1="11.1cm" svg:y1="12.85cm" svg:x2="5.65cm" svg:y2="15.598cm" draw:start-shape="id11" draw:start-glue-point="3" draw:end-shape="id12" draw:end-glue-point="0" svg:d="M11100 12850h-5450v2748" svg:viewBox="0 0 5451 2749">
          <text:p/>
        </draw:connector>
        <draw:connector draw:style-name="gr21" draw:text-style-name="P11" draw:layer="layout" svg:x1="10.95cm" svg:y1="6.7cm" svg:x2="11.1cm" svg:y2="9.5cm" draw:start-shape="id13" draw:start-glue-point="2" draw:end-shape="id14" draw:end-glue-point="3" svg:d="M10950 6700v1225h-379v1575h529" svg:viewBox="0 0 530 2801">
          <text:p/>
        </draw:connector>
        <draw:frame draw:style-name="gr22" draw:text-style-name="P16" draw:layer="layout" svg:width="16.635cm" svg:height="0.725cm" svg:x="2.449cm" svg:y="3.5cm">
          <draw:text-box>
            <text:p><text:span text:style-name="T2">Connections to ACQ424. 500 Hz wave from sig gen, <text:s/>AO424 CH01 and AO420 CH01.</text:span></text:p>
          </draw:text-box>
        </draw:frame>
        <draw:custom-shape draw:style-name="gr23" draw:text-style-name="P2" draw:layer="layout" svg:width="2.899cm" svg:height="2.3cm" svg:x="6.601cm" svg:y="24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2.498cm" svg:height="1.699cm" svg:x="6.802cm" svg:y="24.401cm">
          <text:p text:style-name="P2"><text:span text:style-name="T3">Oscilloscop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19" draw:id="id19" draw:layer="layout" svg:width="0.4cm" svg:height="0.4cm" svg:x="7.501cm" svg:y="26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xml:id="id21" draw:id="id21" draw:layer="layout" svg:width="0.4cm" svg:height="0.4cm" svg:x="8.201cm" svg:y="26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xml:id="id22" draw:id="id22" draw:layer="layout" svg:width="0.4cm" svg:height="0.4cm" svg:x="6.901cm" svg:y="26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xml:id="id15" draw:id="id15" draw:layer="layout" svg:width="0.4cm" svg:height="0.4cm" svg:x="8.802cm" svg:y="26.2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5" draw:text-style-name="P11" draw:layer="layout" draw:line-skew="-0.377cm" svg:x1="11.051cm" svg:y1="20.626cm" svg:x2="9.144cm" svg:y2="26.544cm" draw:end-shape="id15" draw:end-glue-point="9" svg:d="M11051 20626h-1051v5918h-856" svg:viewBox="0 0 1908 5919">
          <text:p/>
        </draw:connector>
        <draw:custom-shape draw:style-name="gr26" draw:text-style-name="P17" xml:id="id16" draw:id="id16" draw:layer="layout" svg:width="1.2cm" svg:height="0.7cm" svg:x="13.7cm" svg:y="9.9cm">
          <text:p text:style-name="P2"><text:span text:style-name="T6">HD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xml:id="id18" draw:id="id18" draw:layer="layout" svg:width="1.2cm" svg:height="0.7cm" svg:x="13.7cm" svg:y="17.4cm">
          <text:p text:style-name="P2"><text:span text:style-name="T6">HD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xml:id="id17" draw:id="id17" draw:layer="layout" svg:width="3.18cm" svg:height="1.901cm" svg:x="16.8cm" svg:y="9.199cm">
          <text:p text:style-name="P2">TERM0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1" draw:layer="layout" svg:x1="14.9cm" svg:y1="10.25cm" svg:x2="16.8cm" svg:y2="10.149cm" draw:start-shape="id16" draw:start-glue-point="1" draw:end-shape="id17" svg:d="M14900 10250h950v-101h950" svg:viewBox="0 0 1901 102">
          <text:p/>
        </draw:connector>
        <draw:connector draw:style-name="gr28" draw:text-style-name="P11" draw:layer="layout" svg:x1="18.39cm" svg:y1="11.1cm" svg:x2="14.9cm" svg:y2="17.75cm" draw:start-shape="id17" draw:start-glue-point="2" draw:end-shape="id18" draw:end-glue-point="1" svg:d="M18390 11100v6650h-3490" svg:viewBox="0 0 3491 6651">
          <text:p/>
        </draw:connector>
        <draw:connector draw:style-name="gr29" draw:text-style-name="P11" draw:layer="layout" draw:line-skew="0.597cm" svg:x1="4.126cm" svg:y1="20.55cm" svg:x2="7.701cm" svg:y2="26.601cm" draw:end-shape="id19" draw:end-glue-point="8" svg:d="M4126 20550v7149h3575v-1098" svg:viewBox="0 0 3576 7150">
          <text:p/>
        </draw:connector>
        <draw:connector draw:style-name="gr30" draw:text-style-name="P11" draw:layer="layout" draw:line-skew="0.698cm" svg:x1="10.4cm" svg:y1="14.4cm" svg:x2="8.401cm" svg:y2="26.601cm" draw:start-shape="id20" draw:end-shape="id21" draw:end-glue-point="8" svg:d="M10400 14400v13400h-1999v-1199" svg:viewBox="0 0 2000 13401">
          <text:p/>
        </draw:connector>
        <draw:custom-shape draw:style-name="gr31" draw:text-style-name="P11" xml:id="id20" draw:id="id20" draw:layer="layout" svg:width="0.6cm" svg:height="0.2cm" svg:x="10.1cm" svg:y="1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1" draw:layer="layout" svg:x1="11.1cm" svg:y1="12.85cm" svg:x2="10.4cm" svg:y2="14.4cm" draw:start-shape="id11" draw:start-glue-point="3" draw:end-shape="id20" draw:end-glue-point="2" svg:d="M11100 12850h-700v1550" svg:viewBox="0 0 701 1551">
          <text:p/>
        </draw:connector>
        <draw:connector draw:style-name="gr28" draw:text-style-name="P11" draw:layer="layout" draw:line-skew="1.398cm" svg:x1="18.39cm" svg:y1="11.1cm" svg:x2="7.101cm" svg:y2="26.601cm" draw:start-shape="id17" draw:start-glue-point="2" draw:end-shape="id22" draw:end-glue-point="8" svg:d="M18390 11100v17400h-11289v-1899" svg:viewBox="0 0 11290 17401">
          <text:p/>
        </draw:connector>
        <draw:frame draw:style-name="gr16" draw:text-style-name="P14" draw:layer="layout" svg:width="16.352cm" svg:height="0.962cm" svg:x="2.948cm" svg:y="28.4cm">
          <draw:text-box>
            <text:p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39:30.959788086</meta:creation-date>
    <meta:editing-duration>PT2H5M53S</meta:editing-duration>
    <meta:editing-cycles>3</meta:editing-cycles>
    <meta:generator>LibreOffice/6.2.5.2$Linux_X86_64 LibreOffice_project/20$Build-2</meta:generator>
    <dc:date>2019-08-12T13:59:10.813103042</dc:date>
    <meta:document-statistic meta:object-count="124"/>
  </office:meta>
</office:document-meta>
</file>